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655cm"/>
    </style:style>
    <style:style style:name="gr5" style:family="graphic" style:parent-style-name="standard">
      <style:graphic-properties draw:stroke="dash" draw:stroke-dash="Ultrafine_20_Dashed" draw:opacity="0%" draw:textarea-horizontal-align="center" draw:textarea-vertical-align="middle" draw:shadow-opacity="0%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19pt" style:font-size-asian="19pt" style:font-size-complex="19pt"/>
    </style:style>
    <style:style style:name="T1" style:family="text">
      <style:text-properties fo:font-size="19pt" fo:font-weight="normal" style:font-size-asian="19pt" style:font-weight-asian="normal" style:font-size-complex="19pt" style:font-weight-complex="normal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19pt" style:font-size-asian="19pt" style:font-size-complex="1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2.721cm" svg:x="13.335cm" svg:y="8.611cm">
          <text:p text:style-name="P1">Extração do código fonte a partir do</text:p>
          <text:p text:style-name="P1">sistema de controle de versã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2.721cm" svg:x="26.67cm" svg:y="8.611cm">
          <text:p text:style-name="P1">Cálculo das métricas sobre todas</text:p>
          <text:p text:style-name="P1">as versões do código-fon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175cm" svg:height="3.08cm" draw:transform="rotate (3.1415926535892) translate (32.384cm 9.151cm)">
          <text:p/>
          <draw:enhanced-geometry svg:viewBox="0 0 21600 21600" draw:mirror-horizontal="fals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5.08cm" svg:height="2.54cm" svg:x="39.37cm" svg:y="8.611cm">
          <text:p text:style-name="P1">Extração das </text:p>
          <text:p text:style-name="P1">informaçõe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05cm" svg:height="1.905cm" svg:x="10.795cm" svg:y="9.2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6.35cm" svg:height="2.721cm" svg:x="3.81cm" svg:y="8.611cm">
          <text:p text:style-name="P1">Download do</text:p>
          <text:p text:style-name="P1">repositóri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05cm" svg:height="1.905cm" svg:x="24.13cm" svg:y="9.2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905cm" svg:height="1.905cm" svg:x="36.83cm" svg:y="9.2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10.16cm" svg:height="2.384cm" svg:x="26.035cm" svg:y="4.166cm">
          <draw:text-box>
            <text:p text:style-name="P2">Cálculo de novas métricas desenvolvidas</text:p>
            <text:p/>
          </draw:text-box>
        </draw:frame>
        <draw:rect draw:style-name="gr5" draw:text-style-name="P2" draw:layer="layout" svg:width="20.955cm" svg:height="8.255cm" svg:x="3.175cm" svg:y="6.071cm">
          <text:p/>
        </draw:rect>
        <draw:frame draw:style-name="gr6" draw:text-style-name="P3" draw:layer="layout" svg:width="19.685cm" svg:height="1.783cm" svg:x="3.81cm" svg:y="12.421cm">
          <draw:text-box>
            <text:p><text:span text:style-name="T1">Etapas custosas da mineração executadas uma vez por projeto</text:span></text:p>
            <text:p><text:span text:style-name="T2"/></text:p>
          </draw:text-box>
        </draw:frame>
        <draw:rect draw:style-name="gr5" draw:text-style-name="P2" draw:layer="layout" svg:width="19.05cm" svg:height="10.795cm" svg:x="26.035cm" svg:y="3.531cm">
          <text:p/>
        </draw:rect>
        <draw:frame draw:style-name="gr7" draw:layer="layout" svg:width="17.145cm" svg:height="1.52cm" svg:x="28.575cm" svg:y="12.421cm">
          <draw:text-box>
            <text:p/>
          </draw:text-box>
        </draw:frame>
        <draw:frame draw:style-name="gr6" draw:text-style-name="P4" draw:layer="layout" svg:width="18.415cm" svg:height="1.52cm" svg:x="26.67cm" svg:y="12.421cm">
          <draw:text-box>
            <text:p><text:span text:style-name="T3">Cálculo das métricas feito sobre os dados já processad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035cm" fo:margin-left="0cm" fo:margin-right="0cm" fo:page-width="50.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5-08T18:13:27</meta:creation-date>
    <dc:date>2012-05-14T22:53:21</dc:date>
    <meta:editing-duration>PT57M17S</meta:editing-duration>
    <meta:editing-cycles>11</meta:editing-cycles>
    <meta:generator>LibreOffice/3.3$Unix LibreOffice_project/330m19$Build-202</meta:generator>
    <meta:document-statistic meta:object-count="14"/>
  </office:meta>
</office:document-meta>
</file>